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7bb" officeooo:paragraph-rsid="0001a7bb" style:language-asian="ko" style:country-asian="KR"/>
    </style:style>
    <style:style style:name="P2" style:family="paragraph" style:parent-style-name="Standard">
      <style:text-properties officeooo:rsid="000ef322" officeooo:paragraph-rsid="000ef322" style:language-asian="ko" style:country-asian="KR"/>
    </style:style>
    <style:style style:name="P3" style:family="paragraph" style:parent-style-name="Standard">
      <style:text-properties officeooo:rsid="001f659c" officeooo:paragraph-rsid="001f659c" style:language-asian="ko" style:country-asian="KR"/>
    </style:style>
    <style:style style:name="P4" style:family="paragraph" style:parent-style-name="Standard">
      <style:text-properties officeooo:rsid="00207f03" officeooo:paragraph-rsid="00207f03" style:language-asian="ko" style:country-asian="KR"/>
    </style:style>
    <style:style style:name="P5" style:family="paragraph" style:parent-style-name="Standard">
      <style:text-properties officeooo:rsid="0006bf50" officeooo:paragraph-rsid="0006bf50" style:language-asian="ko" style:country-asian="KR"/>
    </style:style>
    <style:style style:name="P6" style:family="paragraph" style:parent-style-name="Standard">
      <style:text-properties officeooo:rsid="002cee9c" officeooo:paragraph-rsid="002cee9c" style:language-asian="ko" style:country-asian="KR"/>
    </style:style>
    <style:style style:name="P7" style:family="paragraph" style:parent-style-name="Standard">
      <style:text-properties officeooo:rsid="000d2901" officeooo:paragraph-rsid="000d2901" style:language-asian="ko" style:country-asian="KR"/>
    </style:style>
    <style:style style:name="P8" style:family="paragraph" style:parent-style-name="Standard">
      <style:text-properties officeooo:rsid="0035dea9" officeooo:paragraph-rsid="004efdbf" style:language-asian="ko" style:country-asian="KR"/>
    </style:style>
    <style:style style:name="P9" style:family="paragraph" style:parent-style-name="Standard">
      <style:text-properties officeooo:rsid="00362b7e" officeooo:paragraph-rsid="00362b7e" style:language-asian="ko" style:country-asian="KR"/>
    </style:style>
    <style:style style:name="P10" style:family="paragraph" style:parent-style-name="Standard">
      <style:text-properties officeooo:rsid="00362b7e" officeooo:paragraph-rsid="005c4c26" style:language-asian="ko" style:country-asian="KR"/>
    </style:style>
    <style:style style:name="P11" style:family="paragraph" style:parent-style-name="Standard">
      <style:text-properties officeooo:rsid="00362b7e" officeooo:paragraph-rsid="006eac75" style:language-asian="ko" style:country-asian="KR"/>
    </style:style>
    <style:style style:name="P12" style:family="paragraph" style:parent-style-name="Standard">
      <style:text-properties officeooo:rsid="0001a7bb" officeooo:paragraph-rsid="0001a7bb" style:language-asian="ko" style:country-asian="KR"/>
    </style:style>
    <style:style style:name="P13" style:family="paragraph" style:parent-style-name="Standard">
      <style:text-properties officeooo:rsid="0001a7bb" officeooo:paragraph-rsid="004d035a" style:language-asian="ko" style:country-asian="KR"/>
    </style:style>
    <style:style style:name="P14" style:family="paragraph" style:parent-style-name="Standard">
      <style:text-properties officeooo:rsid="0001a7bb" officeooo:paragraph-rsid="004fdc71" style:language-asian="ko" style:country-asian="KR"/>
    </style:style>
    <style:style style:name="P15" style:family="paragraph" style:parent-style-name="Standard">
      <style:text-properties officeooo:rsid="0001a7bb" officeooo:paragraph-rsid="00633cfa" style:language-asian="ko" style:country-asian="KR"/>
    </style:style>
    <style:style style:name="P16" style:family="paragraph" style:parent-style-name="Standard">
      <style:text-properties officeooo:rsid="0001a7bb" officeooo:paragraph-rsid="0069b696" style:language-asian="ko" style:country-asian="KR"/>
    </style:style>
    <style:style style:name="P17" style:family="paragraph" style:parent-style-name="Standard">
      <style:text-properties officeooo:rsid="002aa580" officeooo:paragraph-rsid="002aa580" style:language-asian="ko" style:country-asian="KR"/>
    </style:style>
    <style:style style:name="P18" style:family="paragraph" style:parent-style-name="Standard">
      <style:text-properties officeooo:rsid="00399a8b" officeooo:paragraph-rsid="00399a8b" style:language-asian="ko" style:country-asian="KR"/>
    </style:style>
    <style:style style:name="P19" style:family="paragraph" style:parent-style-name="Standard">
      <style:text-properties officeooo:rsid="00207f03" officeooo:paragraph-rsid="00207f03" style:language-asian="ko" style:country-asian="KR"/>
    </style:style>
    <style:style style:name="P20" style:family="paragraph" style:parent-style-name="Standard">
      <style:text-properties officeooo:rsid="004d035a" officeooo:paragraph-rsid="004d035a" style:language-asian="ko" style:country-asian="KR"/>
    </style:style>
    <style:style style:name="P21" style:family="paragraph" style:parent-style-name="Standard">
      <style:text-properties officeooo:rsid="0006bf50" officeooo:paragraph-rsid="004efdbf" style:language-asian="ko" style:country-asian="KR"/>
    </style:style>
    <style:style style:name="P22" style:family="paragraph" style:parent-style-name="Standard">
      <style:text-properties officeooo:rsid="004fdc71" officeooo:paragraph-rsid="004fdc71" style:language-asian="ko" style:country-asian="KR"/>
    </style:style>
    <style:style style:name="P23" style:family="paragraph" style:parent-style-name="Standard">
      <style:text-properties officeooo:rsid="00516b84" officeooo:paragraph-rsid="00516b84" style:language-asian="ko" style:country-asian="KR"/>
    </style:style>
    <style:style style:name="P24" style:family="paragraph" style:parent-style-name="Standard">
      <style:text-properties officeooo:rsid="001234c7" officeooo:paragraph-rsid="001234c7" style:language-asian="ko" style:country-asian="KR"/>
    </style:style>
    <style:style style:name="P25" style:family="paragraph" style:parent-style-name="Standard">
      <style:text-properties officeooo:rsid="005836a5" officeooo:paragraph-rsid="005836a5" style:language-asian="ko" style:country-asian="KR"/>
    </style:style>
    <style:style style:name="P26" style:family="paragraph" style:parent-style-name="Standard">
      <style:text-properties officeooo:rsid="00170e34" officeooo:paragraph-rsid="00170e34" style:language-asian="ko" style:country-asian="KR"/>
    </style:style>
    <style:style style:name="P27" style:family="paragraph" style:parent-style-name="Standard">
      <style:text-properties officeooo:rsid="002cee9c" officeooo:paragraph-rsid="002cee9c" style:language-asian="ko" style:country-asian="KR"/>
    </style:style>
    <style:style style:name="P28" style:family="paragraph" style:parent-style-name="Standard">
      <style:text-properties officeooo:rsid="005f48a1" officeooo:paragraph-rsid="005f48a1" style:language-asian="ko" style:country-asian="KR"/>
    </style:style>
    <style:style style:name="P29" style:family="paragraph" style:parent-style-name="Standard">
      <style:text-properties officeooo:rsid="00327d7b" officeooo:paragraph-rsid="00327d7b" style:language-asian="ko" style:country-asian="KR"/>
    </style:style>
    <style:style style:name="P30" style:family="paragraph" style:parent-style-name="Standard">
      <style:text-properties officeooo:rsid="00659922" officeooo:paragraph-rsid="00659922" style:language-asian="ko" style:country-asian="KR"/>
    </style:style>
    <style:style style:name="P31" style:family="paragraph" style:parent-style-name="Standard">
      <style:text-properties officeooo:rsid="0069b696" officeooo:paragraph-rsid="0069b696" style:language-asian="ko" style:country-asian="KR"/>
    </style:style>
    <style:style style:name="P32" style:family="paragraph" style:parent-style-name="Standard">
      <style:text-properties officeooo:rsid="007ce899" officeooo:paragraph-rsid="007ce899" style:language-asian="ko" style:country-asian="KR"/>
    </style:style>
    <style:style style:name="P33" style:family="paragraph" style:parent-style-name="Standard">
      <style:text-properties officeooo:rsid="007f0305" officeooo:paragraph-rsid="007f0305" style:language-asian="ko" style:country-asian="KR"/>
    </style:style>
    <style:style style:name="P34" style:family="paragraph" style:parent-style-name="Standard">
      <style:text-properties officeooo:rsid="008725fd" officeooo:paragraph-rsid="008725fd" style:language-asian="ko" style:country-asian="KR"/>
    </style:style>
    <style:style style:name="P35" style:family="paragraph" style:parent-style-name="Standard">
      <style:text-properties officeooo:rsid="0087ad8a" officeooo:paragraph-rsid="0087ad8a" style:language-asian="ko" style:country-asian="KR"/>
    </style:style>
    <style:style style:name="P36" style:family="paragraph" style:parent-style-name="Standard">
      <style:text-properties officeooo:rsid="008e28be" officeooo:paragraph-rsid="008e28be" style:language-asian="ko" style:country-asian="KR"/>
    </style:style>
    <style:style style:name="T1" style:family="text">
      <style:text-properties officeooo:rsid="00055c5b"/>
    </style:style>
    <style:style style:name="T2" style:family="text">
      <style:text-properties officeooo:rsid="002d9465"/>
    </style:style>
    <style:style style:name="T3" style:family="text">
      <style:text-properties officeooo:rsid="003a6a83"/>
    </style:style>
    <style:style style:name="T4" style:family="text">
      <style:text-properties officeooo:rsid="003e05f9"/>
    </style:style>
    <style:style style:name="T5" style:family="text">
      <style:text-properties officeooo:rsid="0001a7bb"/>
    </style:style>
    <style:style style:name="T6" style:family="text">
      <style:text-properties officeooo:rsid="0058ef4e"/>
    </style:style>
    <style:style style:name="T7" style:family="text">
      <style:text-properties officeooo:rsid="005b3282"/>
    </style:style>
    <style:style style:name="T8" style:family="text">
      <style:text-properties officeooo:rsid="005c4c26"/>
    </style:style>
    <style:style style:name="T9" style:family="text">
      <style:text-properties officeooo:rsid="00633cfa"/>
    </style:style>
    <style:style style:name="T10" style:family="text">
      <style:text-properties officeooo:rsid="0070ec29"/>
    </style:style>
    <style:style style:name="T11" style:family="text">
      <style:text-properties officeooo:rsid="0077f373"/>
    </style:style>
    <style:style style:name="T12" style:family="text">
      <style:text-properties officeooo:rsid="007ce899"/>
    </style:style>
    <style:style style:name="T13" style:family="text">
      <style:text-properties officeooo:rsid="007f0305"/>
    </style:style>
    <style:style style:name="T14" style:family="text">
      <style:text-properties officeooo:rsid="0082f2bb"/>
    </style:style>
    <style:style style:name="T15" style:family="text">
      <style:text-properties officeooo:rsid="008829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■. Jasper Report</text:p>
      <text:p text:style-name="P31">1. 소개</text:p>
      <text:p text:style-name="P31">-<text:span text:style-name="T11">jdk1.6이상에서 사용가능</text:span></text:p>
      <text:p text:style-name="P31">2. <text:span text:style-name="T5">오픈소스 라이선스 적용검토</text:span></text:p>
      <text:p text:style-name="P31">- JasperReport Library를 사용</text:p>
      <text:p text:style-name="P5"/>
      <text:p text:style-name="P21"><text:span text:style-name="T5">■</text:span>. <text:s/>TIBCO Jaspersoft Studio</text:p>
      <text:p text:style-name="P6">3.1 설치</text:p>
      <text:p text:style-name="P6">- <text:span text:style-name="T7">Java개발하는 Eclipse에 추가 할 수 있지만 별도 설치해서 사용</text:span></text:p>
      <text:p text:style-name="P7">3.<text:span text:style-name="T2">2</text:span> Report 기본 구조</text:p>
      <text:p text:style-name="P7">- <text:span text:style-name="T4">CrystalReport의 섹션처럼 Jasper Report는 Band로 구분된다.</text:span></text:p>
      <text:p text:style-name="P9">3.3 Report 개발방법</text:p>
      <text:p text:style-name="P9">- .<text:span text:style-name="T8">jrxml을 컴파일 하여 생성된 .jasper를 웹서버에 배포</text:span></text:p>
      <text:p text:style-name="P10">- <text:span text:style-name="T8">.jasper를 Jaspersoft Studio에서 불러오면 </text:span>.<text:span text:style-name="T8">jrxml파일 생성</text:span></text:p>
      <text:p text:style-name="P11"><text:s text:c="2"/>.<text:span text:style-name="T8">jrxml를 분실할 경우 사용, 리포트 편집은 </text:span>.<text:span text:style-name="T8">jrxml파일 사용</text:span></text:p>
      <text:p text:style-name="P9"/>
      <text:p text:style-name="P8"><text:span text:style-name="T5">■</text:span>. 메인 리포트</text:p>
      <text:p text:style-name="P25">1 쿼리 생성</text:p>
      <text:p text:style-name="P7"><text:span text:style-name="T6">2</text:span> 헤더 생성</text:p>
      <text:p text:style-name="P26"><text:span text:style-name="T6">3</text:span> 헤더 그룹 지정</text:p>
      <text:p text:style-name="P26">- 그룹별 페이지 단위로 출력 설정</text:p>
      <text:p text:style-name="P2"><text:span text:style-name="T6">4</text:span> 헤더 파라미터</text:p>
      <text:p text:style-name="P24"><text:span text:style-name="T10">5</text:span> 바코드 사용</text:p>
      <text:p text:style-name="P29"><text:span text:style-name="T10">6</text:span> 컬럼 헤더 Merge</text:p>
      <text:p text:style-name="P32">7 멀티 파라미터 사용</text:p>
      <text:p text:style-name="P36">8 워터마크</text:p>
      <text:p text:style-name="P30"><text:span text:style-name="T12">8</text:span> 페이지/출력일자 표시</text:p>
      <text:p text:style-name="P13"/>
      <text:p text:style-name="P14">■. 상세 리포트</text:p>
      <text:p text:style-name="P28">1. 메인쿼리 결과를 활용</text:p>
      <text:p text:style-name="P22"><text:span text:style-name="T13">2</text:span>. Dataset활용한 Table</text:p>
      <text:p text:style-name="P34">2.1 Dataset 생성</text:p>
      <text:p text:style-name="P35">2.2 Table 생성</text:p>
      <text:p text:style-name="P33">2.<text:span text:style-name="T15">3</text:span> <text:span text:style-name="T14">Table Dataset의 파라미터를 메인 필드와 연결</text:span></text:p>
      <text:p text:style-name="P23"><text:span text:style-name="T13">3</text:span>. SubReport</text:p>
      <text:p text:style-name="P13"/>
      <text:p text:style-name="P15">■. <text:span text:style-name="T9">Crosstab리포트</text:span></text:p>
      <text:p text:style-name="P15"/>
      <text:p text:style-name="P13"/>
      <text:p text:style-name="P13">■.한글적용</text:p>
      <text:p text:style-name="P20">1. 한글 폰트 웹서버에 적용</text:p>
      <text:p text:style-name="P1"/>
      <text:p text:style-name="P1">■. <text:span text:style-name="T1">Java Source 구현</text:span></text:p>
      <text:p text:style-name="P3">1 프로젝트 생성</text:p>
      <text:p text:style-name="P3">2 Maven 으로 변경</text:p>
      <text:p text:style-name="P4">3 pom.xml 의존성 추가</text:p>
      <text:p text:style-name="P4">- 에러나면 <text:span text:style-name="T3">option에 있는거 찾아서 추가</text:span></text:p>
      <text:p text:style-name="P17">4 ExportToPDF 개발</text:p>
      <text:p text:style-name="P18">5 JSP Viewer 개발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30T17:14:32.869000000</dc:date>
    <meta:editing-duration>PT7H26M14S</meta:editing-duration>
    <meta:editing-cycles>73</meta:editing-cycles>
    <meta:document-statistic meta:table-count="0" meta:image-count="0" meta:object-count="0" meta:page-count="2" meta:paragraph-count="42" meta:word-count="348" meta:character-count="731" meta:non-whitespace-character-count="603"/>
  </office:meta>
</office:document-meta>
</file>